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ifyUtils.debu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Utils.setLogg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Utils.war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Utils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Utils.addRedirectorDefinitions( WebXml theWebXml , List redirecto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actifyUtils.info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